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cd629" officeooo:paragraph-rsid="000cd62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0cd629" style:font-size-asian="14pt" style:font-weight-asian="bold" style:font-size-complex="14pt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 style:list-style-name="L9"/>
    <style:style style:name="P14" style:family="paragraph" style:parent-style-name="Standard" style:list-style-name="L10"/>
    <style:style style:name="P15" style:family="paragraph" style:parent-style-name="Standard" style:list-style-name="L11"/>
    <style:style style:name="P16" style:family="paragraph" style:parent-style-name="Standard" style:list-style-name="L12"/>
    <style:style style:name="P17" style:family="paragraph" style:parent-style-name="Standard" style:list-style-name="L13"/>
    <style:style style:name="T1" style:family="text">
      <style:text-properties officeooo:rsid="000cd6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now how to do basic things in Unity</text:p>
      <text:p text:style-name="Standard"/>
      <text:p text:style-name="Standard"/>
      <text:p text:style-name="Standard"/>
      <text:p text:style-name="P2">General Knowledge</text:p>
      <text:p text:style-name="Standard"/>
      <text:list xml:id="list2208963610" text:style-name="L1">
        <text:list-item>
          <text:p text:style-name="P5">Know how to make a scriptable object.</text:p>
        </text:list-item>
        <text:list-item>
          <text:p text:style-name="P5">Know how to favorite assets in the project view.</text:p>
        </text:list-item>
        <text:list-item>
          <text:p text:style-name="P5">Know how to give assets tags for organization.</text:p>
        </text:list-item>
        <text:list-item>
          <text:p text:style-name="P5">Know how to pull packages from package manager.</text:p>
        </text:list-item>
        <text:list-item>
          <text:p text:style-name="P5">Know how to change the Physics Layer Matrix</text:p>
        </text:list-item>
        <text:list-item>
          <text:p text:style-name="P5">Know how to create new tags/layers.</text:p>
        </text:list-item>
        <text:list-item>
          <text:p text:style-name="P5">Know the difference in tags vs layers.</text:p>
        </text:list-item>
      </text:list>
      <text:p text:style-name="Standard"/>
      <text:p text:style-name="Standard"/>
      <text:p text:style-name="Standard"/>
      <text:p text:style-name="P2">2D stuff</text:p>
      <text:p text:style-name="Standard"/>
      <text:list xml:id="list371051578" text:style-name="L2">
        <text:list-item>
          <text:p text:style-name="P6">Know how to make new sprite layers.</text:p>
        </text:list-item>
        <text:list-item>
          <text:p text:style-name="P6">Know how to use the tile map editor.</text:p>
        </text:list-item>
        <text:list-item>
          <text:p text:style-name="P6">Know how to use custom tile brushes.</text:p>
        </text:list-item>
        <text:list-item>
          <text:p text:style-name="P6">Know how to change sprite pivot.</text:p>
        </text:list-item>
        <text:list-item>
          <text:p text:style-name="P6">Know</text:p>
        </text:list-item>
      </text:list>
      <text:p text:style-name="Standard"/>
      <text:p text:style-name="Standard"/>
      <text:p text:style-name="Standard"/>
      <text:p text:style-name="P2">Show you know basic coding practices</text:p>
      <text:p text:style-name="Standard"/>
      <text:list xml:id="list3546534357" text:style-name="L3">
        <text:list-item>
          <text:p text:style-name="P7">Know how to used regions in scripts to keep the code clean and organize.</text:p>
        </text:list-item>
        <text:list-item>
          <text:p text:style-name="P7">Show you know how to serialize classes into other classes.</text:p>
        </text:list-item>
        <text:list-item>
          <text:p text:style-name="P7">Show uses of interfaces</text:p>
        </text:list-item>
        <text:list-item>
          <text:p text:style-name="P7">Show you know how to use Try and Catch</text:p>
        </text:list-item>
        <text:list-item>
          <text:p text:style-name="P7">Show your knowledge of inheritance.</text:p>
        </text:list-item>
        <text:list-item>
          <text:p text:style-name="P7">Show you know how to properly use Protected variables.</text:p>
        </text:list-item>
        <text:list-item>
          <text:p text:style-name="P7">Show you know how to override classes that are inherited from.</text:p>
        </text:list-item>
        <text:list-item>
          <text:p text:style-name="P7">Show you know how to use attributes in c#</text:p>
        </text:list-item>
        <text:list-item>
          <text:p text:style-name="P7">Show you know how to use every type of loop.</text:p>
        </text:list-item>
        <text:list-item>
          <text:p text:style-name="P7">IMPORTANT!!! Know how to use arrow/lambda functions. This is an automatic no if not knowing how to use them.</text:p>
        </text:list-item>
        <text:list-item>
          <text:p text:style-name="P7">Show you know how to make sure components can never be null with arrow/lambda functions.</text:p>
        </text:list-item>
        <text:list-item>
          <text:p text:style-name="P7">Know how to use namespaces properly.</text:p>
        </text:list-item>
        <text:list-item>
          <text:p text:style-name="P7">Know how to use static to create a singleton pattern.</text:p>
        </text:list-item>
        <text:list-item>
          <text:p text:style-name="P7">Know how to use different variables types. Enums, Dictionaries, Records, and the object type.</text:p>
          <text:p text:style-name="P7">Due note for record Unity is using c# 8 still so don't use any of the newer record stuff.</text:p>
        </text:list-item>
        <text:list-item>
          <text:p text:style-name="P7">Know how to generics.</text:p>
        </text:list-item>
        <text:list-item>
          <text:p text:style-name="P7">Know how to create structures.</text:p>
        </text:list-item>
      </text:list>
      <text:p text:style-name="Standard"/>
      <text:p text:style-name="Standard"/>
      <text:p text:style-name="Standard"><text:soft-page-break/></text:p>
      <text:p text:style-name="P2">Know how to make game UI with either the UGUI or the UI toolkit</text:p>
      <text:p text:style-name="Standard"/>
      <text:list xml:id="list1045191227" text:style-name="L4">
        <text:list-item>
          <text:p text:style-name="P8">Make menus that the input system can control easily for opening and closing.</text:p>
        </text:list-item>
        <text:list-item>
          <text:p text:style-name="P8">Make an options menu for controlling the audio levels of the audio mixer values.</text:p>
        </text:list-item>
        <text:list-item>
          <text:p text:style-name="P8">Make an menu to go back to main menu or quit game.</text:p>
        </text:list-item>
        <text:list-item>
          <text:p text:style-name="P8">Have when entering the menu while in a level pause the game. And send the pause state to the game manager.</text:p>
        </text:list-item>
      </text:list>
      <text:p text:style-name="Standard"/>
      <text:p text:style-name="Standard"/>
      <text:p text:style-name="Standard"/>
      <text:p text:style-name="P2">Make a simple score system</text:p>
      <text:p text:style-name="Standard"/>
      <text:list xml:id="list1142410511" text:style-name="L5">
        <text:list-item>
          <text:p text:style-name="P9">Have items that you can pick up and gain score for.</text:p>
        </text:list-item>
        <text:list-item>
          <text:p text:style-name="P9">Keep track of score for each level player.</text:p>
        </text:list-item>
        <text:list-item>
          <text:p text:style-name="P9">Have killing enemies give a score.</text:p>
        </text:list-item>
        <text:list-item>
          <text:p text:style-name="P9">Make a UI box that updates on the screen to show players current score while playing a level.</text:p>
        </text:list-item>
        <text:list-item>
          <text:p text:style-name="P9">Save the high scores in the save file for each level.</text:p>
        </text:list-item>
      </text:list>
      <text:p text:style-name="Standard"/>
      <text:p text:style-name="Standard"/>
      <text:p text:style-name="Standard"/>
      <text:p text:style-name="P2">Make a game manager that keeps track of things in game</text:p>
      <text:p text:style-name="Standard"/>
      <text:list xml:id="list3425679194" text:style-name="L6">
        <text:list-item>
          <text:p text:style-name="P10">Have it be able to keep track of the scores of each level and save it to a high score file.</text:p>
        </text:list-item>
        <text:list-item>
          <text:p text:style-name="P10">Have the game manager control the state of the game. Paused, in menu, currently controlling player, in cutscene.</text:p>
        </text:list-item>
        <text:list-item>
          <text:p text:style-name="P10">Have the game manager name of current level.</text:p>
        </text:list-item>
        <text:list-item>
          <text:p text:style-name="P10">Have the game manager have a scene control system where you can easily switch scenes.</text:p>
          <text:p text:style-name="P10">The above could be used for switching back to overworld and leaving a level, going back to main menu to load a different save file, or even switching to game over screen.</text:p>
        </text:list-item>
      </text:list>
      <text:p text:style-name="Standard"/>
      <text:p text:style-name="Standard"/>
      <text:p text:style-name="Standard"/>
      <text:p text:style-name="P2">Know how to make an audio manager that can control the games audio systems</text:p>
      <text:p text:style-name="Standard"/>
      <text:list xml:id="list585156561" text:style-name="L7">
        <text:list-item>
          <text:p text:style-name="P11">Know how to make an audio mixer.</text:p>
        </text:list-item>
        <text:list-item>
          <text:p text:style-name="P11">Know how to create a background, sound effect, master volume controller.</text:p>
        </text:list-item>
        <text:list-item>
          <text:p text:style-name="P11">Know how to control the audio through menus like an option.</text:p>
        </text:list-item>
        <text:list-item>
          <text:p text:style-name="P11">Know how to mute the audio per channel so background channel mute and so forth.</text:p>
        </text:list-item>
        <text:list-item>
          <text:p text:style-name="P11">Know how to easily implement one shot audio with audio sources.</text:p>
        </text:list-item>
      </text:list>
      <text:p text:style-name="Standard"/>
      <text:p text:style-name="Standard"/>
      <text:p text:style-name="Standard"/>
      <text:p text:style-name="P2">Know how to make basic game managers that persist through scenes</text:p>
      <text:p text:style-name="Standard">The details of these systems will be shown in their own main board for the most part</text:p>
      <text:p text:style-name="Standard"/>
      <text:list xml:id="list3229855019" text:style-name="L8">
        <text:list-item>
          <text:p text:style-name="P12">Know how to make a Input Manager</text:p>
        </text:list-item>
        <text:list-item>
          <text:p text:style-name="P12">Know how to make a Audio manager.</text:p>
        </text:list-item>
        <text:list-item>
          <text:p text:style-name="P12"><text:soft-page-break/>Game manager that controls the states of the game.</text:p>
        </text:list-item>
        <text:list-item>
          <text:p text:style-name="P12">A save/load manager</text:p>
        </text:list-item>
        <text:list-item>
          <text:p text:style-name="P12">A high score manager</text:p>
        </text:list-item>
      </text:list>
      <text:p text:style-name="Standard"/>
      <text:p text:style-name="Standard"/>
      <text:p text:style-name="Standard"/>
      <text:p text:style-name="P2">Show you know how to use basic systems with cinemachine as a camera controller</text:p>
      <text:p text:style-name="Standard"/>
      <text:list xml:id="list2217239512" text:style-name="L9">
        <text:list-item>
          <text:p text:style-name="P13">Know how to create a 2d virtual camera.</text:p>
        </text:list-item>
        <text:list-item>
          <text:p text:style-name="P13">Know what the framing options are for cameras.</text:p>
        </text:list-item>
        <text:list-item>
          <text:p text:style-name="P13">Know what damping is for cameras.</text:p>
        </text:list-item>
        <text:list-item>
          <text:p text:style-name="P13">Know what dead zones are.</text:p>
        </text:list-item>
        <text:list-item>
          <text:p text:style-name="P13">Know how to create a box for the camera so it never goes off screen show out of bounds areas.</text:p>
        </text:list-item>
        <text:list-item>
          <text:p text:style-name="P13">Know how to make a room system with multiple virtual cameras that act like Metroid or Castlevania</text:p>
        </text:list-item>
      </text:list>
      <text:p text:style-name="Standard"/>
      <text:p text:style-name="Standard"/>
      <text:p text:style-name="Standard"/>
      <text:p text:style-name="P2">Demonstrate basic knowledge of the new input system and how to set up inputs for games</text:p>
      <text:p text:style-name="Standard"/>
      <text:list xml:id="list4037821872" text:style-name="L10">
        <text:list-item>
          <text:p text:style-name="P14">Know how to create different control schemes for keyboard/mouse and controller.</text:p>
        </text:list-item>
        <text:list-item>
          <text:p text:style-name="P14">Know how to make an action map asset.</text:p>
        </text:list-item>
        <text:list-item>
          <text:p text:style-name="P14">Know how to generate a class from the input action map to be used in scripts.</text:p>
        </text:list-item>
        <text:list-item>
          <text:p text:style-name="P14">Know how to create actions.</text:p>
        </text:list-item>
        <text:list-item>
          <text:p text:style-name="P14">Know how to create binding.</text:p>
        </text:list-item>
        <text:list-item>
          <text:p text:style-name="P14">Know the different type of bindings.</text:p>
        </text:list-item>
        <text:list-item>
          <text:p text:style-name="P14">Know what a composite binding is.</text:p>
        </text:list-item>
        <text:list-item>
          <text:p text:style-name="P14">Know how to call the actions from the input action asset inside a script.</text:p>
        </text:list-item>
      </text:list>
      <text:p text:style-name="Standard"/>
      <text:p text:style-name="Standard"/>
      <text:p text:style-name="Standard"/>
      <text:p text:style-name="P2">Demonstrate basic knowledge of a save system</text:p>
      <text:p text:style-name="Standard">You are not allowed to use player prefs they are insecure and easily can be edited outside the game.</text:p>
      <text:p text:style-name="Standard"/>
      <text:list xml:id="list2695484628" text:style-name="L11">
        <text:list-item>
          <text:p text:style-name="P15">Demonstrate you know how to save data to a file.</text:p>
        </text:list-item>
        <text:list-item>
          <text:p text:style-name="P15">Demonstrate you know how to load that data in game.</text:p>
        </text:list-item>
        <text:list-item>
          <text:p text:style-name="P15">Make a way for players to have multiple save files and can delete them.</text:p>
          <text:p text:style-name="P15"/>
        </text:list-item>
      </text:list>
      <text:p text:style-name="Standard"><text:tab/>What you load and save doesn't matter.</text:p>
      <text:list xml:id="list154036562492239" text:continue-numbering="true" text:style-name="L11">
        <text:list-header>
          <text:p text:style-name="P15">You can save highest score for a level.</text:p>
          <text:p text:style-name="P15">Current lives in a playthrough.</text:p>
          <text:p text:style-name="P15">Make the player type a name for a save file.</text:p>
          <text:p text:style-name="P15">Anything works just show you know basic saving and loading.</text:p>
        </text:list-header>
      </text:list>
      <text:p text:style-name="Standard"/>
      <text:p text:style-name="Standard"/>
      <text:p text:style-name="Standard"/>
      <text:p text:style-name="P3">Demonstrate knowledge of the 2D controller system</text:p>
      <text:p text:style-name="Standard"><text:soft-page-break/>There are two different main controllers for 2D. Top down or side view.</text:p>
      <text:p text:style-name="Standard">Show knowledge needed to make them. This is for the character Controller</text:p>
      <text:p text:style-name="Standard">For the system they need to be Raycast based and use Unity new input system</text:p>
      <text:p text:style-name="Standard">For Unity new input system I would highly advise to use version 1.2 at least.</text:p>
      <text:p text:style-name="Standard"/>
      <text:p text:style-name="Standard">Side View Platform Controller</text:p>
      <text:p text:style-name="Standard"/>
      <text:list xml:id="list3647607007" text:style-name="L12">
        <text:list-item>
          <text:p text:style-name="P16">Walking and running system.</text:p>
        </text:list-item>
        <text:list-item>
          <text:p text:style-name="P16">Jumping system with double jump.</text:p>
        </text:list-item>
        <text:list-item>
          <text:p text:style-name="P16">Water Physics.</text:p>
        </text:list-item>
        <text:list-item>
          <text:p text:style-name="P16">Gravity control systems.</text:p>
        </text:list-item>
        <text:list-item>
          <text:p text:style-name="P16">Slope Physics with a sliding system if the slope is to steep.</text:p>
        </text:list-item>
        <text:list-item>
          <text:p text:style-name="P16">Make moving platforms you properly move with while on them.</text:p>
        </text:list-item>
        <text:list-item>
          <text:p text:style-name="P16">Make bounce platforms that you can jump on and get bounced off of.</text:p>
        </text:list-item>
        <text:list-item>
          <text:p text:style-name="P16">Wall Slide and wall jump systems.</text:p>
        </text:list-item>
        <text:list-item>
          <text:p text:style-name="P16">Pause character movement while paused.</text:p>
          <text:p text:style-name="P16">//The below would really help life if you know how to do that type of system.</text:p>
        </text:list-item>
        <text:list-item>
          <text:p text:style-name="P16">Make this a modular system so the code can be shared between different characters.</text:p>
        </text:list-item>
      </text:list>
      <text:p text:style-name="Standard"/>
      <text:p text:style-name="Standard"/>
      <text:p text:style-name="Standard"/>
      <text:p text:style-name="P4">Demonstrate knowledge of the <text:span text:style-name="T1">URP</text:span></text:p>
      <text:p text:style-name="Standard">Import the newest of URP available for the version of Unity you are using.</text:p>
      <text:p text:style-name="Standard">Make sure the you are at least using Unity 2021.2 or newer.</text:p>
      <text:p text:style-name="Standard"/>
      <text:list xml:id="list454953441" text:style-name="L13">
        <text:list-item>
          <text:p text:style-name="P17">Know how to assign new URP asset to the Graphic Settings.</text:p>
        </text:list-item>
        <text:list-item>
          <text:p text:style-name="P17">Know how to open the URP 2D asset and change it's setting like layer layers</text:p>
        </text:list-item>
        <text:list-item>
          <text:p text:style-name="P17">Make 2D lighting system with point lights and a directional light</text:p>
        </text:list-item>
        <text:list-item>
          <text:p text:style-name="P17">Make a URP Lit Based Material that works your sprites in the game.</text:p>
        </text:list-item>
        <text:list-item>
          <text:p text:style-name="P17">Know how to separate sprites to different light layer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4T15:22:39.610000000</meta:creation-date>
    <dc:date>2022-01-24T15:40:36.176000000</dc:date>
    <meta:editing-duration>PT7M46S</meta:editing-duration>
    <meta:editing-cycles>1</meta:editing-cycles>
    <meta:document-statistic meta:table-count="0" meta:image-count="0" meta:object-count="0" meta:page-count="4" meta:paragraph-count="114" meta:word-count="1232" meta:character-count="6345" meta:non-whitespace-character-count="5309"/>
    <meta:generator>LibreOffice/7.1.1.2$Windows_X86_64 LibreOffice_project/fe0b08f4af1bacafe4c7ecc87ce55bb426164676</meta:generator>
  </office:meta>
</office:document-meta>
</file>